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 Contexte et justification</text:p>
      <text:p text:style-name="Standard">Pour les TDR d’études de faisabilité de projet de production, si une institution existe et finance le projet, la décrire en précisant son rôle, sa mission, etc.. Ensuite, décrire le promoteur du projet et les raisons du choix de l’institution de financement et donc les raisons de la coopération. Il serait bon de présenter un résumé de la finalité des priorités et spécificités de l’étude, les principales caractéristiques du projet dont on veut réaliser l’étude de faisabilité, etc. S’agissant des TDR d’étude de faisabilité de projets d’infrastructures, préciser les raisons qui motivent l’initiation du projet, son historique (s’il y a eu des études dans le passé), faire référence à leurs résultats et leur mise en application. La précision des facteurs caractérisant le contexte actuel est nécessaire ; de même que les travaux déjà réalisés dans le sens relatif au projet dont on veut faire l’étude et leur impact (impact sur l’environnement, impact sur la population) ; ou les problèmes liés à l’inexistence de l’infrastructure en question.</text:p>
      <text:p text:style-name="Standard"><text:s/></text:p>
      <text:p text:style-name="Standard">2- Objectifs de l’étude</text:p>
      <text:p text:style-name="Standard">Préciser sur quoi va porter l’étude et les acteurs concernés de façon générale. Cette partie doit expliquer de façon concise pourquoi l’étude est conduite. Il s’agit là de l’objectif général ou global. Cet objectif est décliné en objectifs spécifiques clairs, réalisables. Ainsi, de façon spécifique, la pertinence, la clarté et le réalisme des objectifs de développement du projet, l’identification des bénéficiaires et les perspectives de durabilité doivent être évalués. D’autres questions spécifiques peuvent êtres analysées. Les objectifs sont de préférence formulés avec l’infinitif et avec des verbes d’action. </text:p>
      <text:p text:style-name="Standard"/>
      <text:p text:style-name="Standard">3- Description des composantes de l’étude </text:p>
      <text:p text:style-name="Standard"/>
      <text:p text:style-name="Standard">Pour une étude de faisabilité de projet de production, le consultant doit présenter un document qui comportera : </text:p>
      <text:list xml:id="list1114048498578776546" text:style-name="L1">
        <text:list-item>
          <text:p text:style-name="P1">résumé des informations clés du projet ;</text:p>
        </text:list-item>
        <text:list-item>
          <text:p text:style-name="P1">- un aperçu sur la structure qui veut financer le projet (entreprise sponsor, raison sociale, contact, forme juridique, toutes références administratives justifiant l’existence juridique de la structure, puis financières justifiant sa capacité financière). Si cette structure est connue lors de l’élaboration du projet ; </text:p>
        </text:list-item>
        <text:list-item>
          <text:p text:style-name="P1">- la présentation du projet qui comportera les points ci-après : contexte du projet- description, objectifs et justification du projet ; </text:p>
        </text:list-item>
        <text:list-item>
          <text:p text:style-name="P1">- la nature et les tendances du secteur ; </text:p>
        </text:list-item>
        <text:list-item>
          <text:p text:style-name="P1">- l’évaluation globale du marché ; </text:p>
        </text:list-item>
        <text:list-item>
          <text:p text:style-name="P1">- l’analyse compétitive et stratégie ; </text:p>
        </text:list-item>
        <text:list-item>
          <text:p text:style-name="P1">- le marketing et la distribution ; </text:p>
        </text:list-item>
        <text:list-item>
          <text:p text:style-name="P1">- estimation des produits finis et des ventes ; </text:p>
        </text:list-item>
        <text:list-item>
          <text:p text:style-name="P1">- la faisabilité technique et opérations (site, cycle de production, techniques et méthodes de production, le rendement, plan de gestion, etc. </text:p>
        </text:list-item>
        <text:list-item>
          <text:p text:style-name="P1">- l’investissement et charges opérationnelles (fonciers et immobiliers, équipements, véhicules, besoins en fonds de roulement/d’exploitation, entretien, exploitation, fonctionnement, etc.) </text:p>
        </text:list-item>
        <text:list-item>
          <text:p text:style-name="P1">- modélisation de la viabilité financière ; </text:p>
        </text:list-item>
        <text:list-item>
          <text:p text:style-name="P1">- gestion des risques ; </text:p>
        </text:list-item>
        <text:list-item>
          <text:p text:style-name="P1">- plan d’action et axes futurs de besoins en renforcement des capacités, </text:p>
        </text:list-item>
        <text:list-item>
          <text:p text:style-name="P1">- réunion de fin de mission ; Les études pour la réalisation d’infrastructures comportent souvent plusieurs composantes telles que : </text:p>
        </text:list-item>
        <text:list-item>
          <text:p text:style-name="P1">- étude de base de la zone où sera réalisée l’infrastructure (études sociologiques et environnementales) </text:p>
        </text:list-item>
        <text:list-item>
          <text:p text:style-name="P1"><text:soft-page-break/>- études topographiques et géotechniques - avant –projet de l’infrastructure à réaliser </text:p>
        </text:list-item>
        <text:list-item>
          <text:p text:style-name="P1">- élaboration du dossier d’Appel d’Offres (D.A.O) pour les entreprises pour l’exécution des travaux. </text:p>
        </text:list-item>
        <text:list-item>
          <text:p text:style-name="P1">- étc.. </text:p>
          <text:p text:style-name="P1"/>
          <text:p text:style-name="P1"/>
          <text:p text:style-name="P1">Ces différentes composantes doivent être décrites avec tous les détails possibles nécessaires à la réalisation de l’étude de faisabilité. </text:p>
          <text:p text:style-name="P1"/>
          <text:p text:style-name="P1"> Résultats attendus </text:p>
          <text:p text:style-name="P1"/>
          <text:p text:style-name="P1">Les résultats attendus découlent des objectifs spécifiques et sont formulés au passé avec un participe passé ou un adjectif qualificatif. Les résultats attendus doivent être bien précis parce que les conclusions de l’étude doivent éclairer la suite de l’action. </text:p>
          <text:p text:style-name="P1"/>
          <text:p text:style-name="P1"> Mission/Tâches du consultant </text:p>
          <text:p text:style-name="P1"/>
          <text:p text:style-name="P1">Les tâches du consultant sont clairement définies, et ce, à partir des résultats attendus de l’étude. Mais ces tâches sont souvent plus détaillées que les résultats attendus. Il s’agit des activités que le consultant doit accomplir pour atteindre les résultats attendus. </text:p>
          <text:p text:style-name="P1"/>
          <text:p text:style-name="P1"> Méthodologie </text:p>
          <text:p text:style-name="P1"/>
          <text:p text:style-name="P1">Cette partie doit présenter les grands choix méthodologiques : </text:p>
          <text:p text:style-name="P1"/>
          <text:p text:style-name="P1">- les sources principales d’information et les documents de référence ; </text:p>
          <text:p text:style-name="P1">- les principaux acteurs et le public concernés ;</text:p>
          <text:p text:style-name="P1">- les techniques de recherche dans la mesure du possible ;</text:p>
          <text:p text:style-name="P1">- la modélisation de la viabilité économique et financière ;</text:p>
          <text:p text:style-name="P1">- l’impact environnemental du projet - la gestion des risques</text:p>
          <text:p text:style-name="P1">- le plan d’action et les axes futurs des besoins en renforcement des capacités. Mais il peut être demandé au consultant de faire une proposition méthodologique qui détaille, complète ou modifie la proposition de méthodologie présentée. </text:p>
          <text:p text:style-name="P1"/>
          <text:p text:style-name="P1"> profils du consultant /Expertise requise </text:p>
          <text:p text:style-name="P1"/>
          <text:p text:style-name="P1">Les TDR indiquent le nombre d’experts requis ainsi que leurs qualifications et leurs expériences, en accordant une attention particulière aux compétences et au profil du chef de mission si l’étude nécessite les compétences de plusieurs consultants. La liberté peut être donnée au bureau d’études ou au chef de mission de faire une proposition en indiquant un nombre de jours /experts maximum. </text:p>
          <text:p text:style-name="P1"/>
          <text:p text:style-name="P1"> Lieu/Période/ Durée/ Calendrier / Chronogramme des activités</text:p>
          <text:p text:style-name="P1"/>
          <text:p text:style-name="P1"><text:s/>Le lieu (ou les lieux) doit être précisé dans les TDR, de même que la période de réalisation de l’étude, la durée et le calendrier indicatif d’exécution des activités. Dans certains cas, la proposition de la durée et du calendrier/ chronogramme des activités est laissée à l’appréciation du consultant. </text:p>
          <text:p text:style-name="P1"/>
          <text:p text:style-name="P1"> Rapport à soumettre à la fin de la mission </text:p>
          <text:p text:style-name="P1"/>
          <text:p text:style-name="P1">Les TDR mentionnent les ‘’produits’’ de la mission : rapport (s), restitution, présentation et <text:soft-page-break/>activités liées à l’utilisation des résultats. Ils indiquent le nombre d’exemplaires et les supports nécessaires (version électronique par exemple). Ils peuvent indiquer la structure du rapport et ses caractéristiques (langue de rédaction, date de remise, etc).</text:p>
          <text:p text:style-name="P1"/>
          <text:p text:style-name="P1"> Annexes </text:p>
          <text:p text:style-name="P1"/>
          <text:p text:style-name="P1">Les annexes ne sont pas nécessaires pour tous les TDR. Les annexes comportent toute information utile dont notamment certains documents utiles. Pour les études de faisabilité de projet de production, la fiche de projet peut faire partie des documents à mettre en annex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unelle Pourcet</meta:initial-creator>
    <meta:creation-date>2017-06-06T09:39:07</meta:creation-date>
    <meta:document-statistic meta:table-count="0" meta:image-count="0" meta:object-count="0" meta:page-count="3" meta:paragraph-count="46" meta:word-count="994" meta:character-count="6338"/>
    <dc:date>2017-06-06T09:45:15</dc:date>
    <dc:creator>Prunelle Pourcet</dc:creator>
    <meta:editing-duration>PT6M8S</meta:editing-duration>
    <meta:editing-cycles>1</meta:editing-cycles>
    <meta:generator>OpenOffice/4.1.2$Unix OpenOffice.org_project/412m3$Build-9782</meta:generator>
  </office:meta>
</office:document-meta>
</file>